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language="ru" fo:country="RU"/>
    </style:style>
    <style:style style:name="P3" style:family="paragraph" style:parent-style-name="Standard" style:list-style-name="L1">
      <style:text-properties fo:language="ru" fo:country="RU"/>
    </style:style>
    <style:style style:name="P4" style:family="paragraph" style:parent-style-name="Standard">
      <style:text-properties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ействия, которые необходимо осуществить для установки новой версии программы:</text:p>
      <text:list xml:id="list41560210" text:style-name="L1">
        <text:list-item>
          <text:list>
            <text:list-item>
              <text:list>
                <text:list-item>
                  <text:p text:style-name="P1">Удалить каталог <text:span text:style-name="T1">Bags </text:span><text:span text:style-name="T2">с жесткого диска компьютера</text:span></text:p>
                  <text:p text:style-name="P1"><text:span text:style-name="T2">( нахождение данного каталога: </text:span><text:a xlink:type="simple" xlink:href="/E:/BAGS">E:\BAGS</text:a><text:span text:style-name="T1">)</text:span></text:p>
                  <text:p text:style-name="P3">удаление произвести полностью</text:p>
                </text:list-item>
                <text:list-item>
                  <text:p text:style-name="P3">Переписать каталог <text:span text:style-name="T1">Bags </text:span>со сменного диска ( <text:span text:style-name="T1">Flash Disk)</text:span></text:p>
                  <text:p text:style-name="P3">в <text:a xlink:type="simple" xlink:href="/E:/BAGS"><text:span text:style-name="T1">E:\BAGS</text:span></text:a></text:p>
                </text:list-item>
              </text:list>
            </text:list-item>
          </text:list>
        </text:list-item>
      </text:list>
      <text:p text:style-name="P2"><text:span text:style-name="T1"/></text:p>
      <text:p text:style-name="P2"><text:span text:style-name="T1"><text:tab/></text:span></text:p>
      <text:p text:style-name="P2"><text:span text:style-name="T1"/></text:p>
      <text:p text:style-name="P2">Обязательные процедуры по архивированию данных, и сохранению этих данных на внешних носителях:</text:p>
      <text:p text:style-name="P2"><text:tab/>На жестком диске <text:span text:style-name="T1">E:\Bags\DataBase <text:s/></text:span>( правой кнопкой мыши ) в контекстном меню выбрать «Добавить в архив...» введите уникальное имя файла, например сегодняшнее число:</text:p>
      <text:p text:style-name="P2">«<text:span text:style-name="T1">DataBase 2008-11-10.rar</text:span>» и нажмите кнопку <text:span text:style-name="T1">«OK». </text:span></text:p>
      <text:p text:style-name="P2"><text:span text:style-name="T1"><text:tab/></text:span>Перепешите файл «<text:span text:style-name="T1">DataBase 2008-11-10.rar</text:span>» <text:span text:style-name="T1">( </text:span>или с другим уникальным именем, который был только что создан ) на внешний носитель.</text:p>
      <text:p text:style-name="P4"><text:tab/>Необходимо выполнять данную процедуру не реже 1 раза в месяц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taliy Cherkashin</meta:initial-creator>
    <meta:creation-date>2008-11-10T21:46:22.15</meta:creation-date>
    <meta:document-statistic meta:table-count="0" meta:image-count="0" meta:object-count="0" meta:page-count="1" meta:paragraph-count="12" meta:word-count="107" meta:character-count="762"/>
    <dc:date>2008-11-10T21:53:34.75</dc:date>
    <dc:creator>Vitaliy Cherkashin</dc:creator>
    <meta:editing-duration>PT00H07M12S</meta:editing-duration>
    <meta:editing-cycles>1</meta:editing-cycles>
    <meta:generator>OpenOffice.org/3.0$Win32 OpenOffice.org_project/300m9$Build-9358</meta:generator>
  </office:meta>
</office:document-meta>
</file>